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5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792in" style:rel-column-width="2733*"/>
    </style:style>
    <style:style style:name="Table2.B" style:family="table-column">
      <style:table-column-properties style:column-width="1.7819in" style:rel-column-width="17447*"/>
    </style:style>
    <style:style style:name="Table2.C" style:family="table-column">
      <style:table-column-properties style:column-width="2.3139in" style:rel-column-width="22656*"/>
    </style:style>
    <style:style style:name="Table2.D" style:family="table-column">
      <style:table-column-properties style:column-width="2.3181in" style:rel-column-width="2269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792in" style:rel-column-width="2733*"/>
    </style:style>
    <style:style style:name="Table3.B" style:family="table-column">
      <style:table-column-properties style:column-width="1.7819in" style:rel-column-width="17447*"/>
    </style:style>
    <style:style style:name="Table3.C" style:family="table-column">
      <style:table-column-properties style:column-width="2.3139in" style:rel-column-width="22656*"/>
    </style:style>
    <style:style style:name="Table3.D" style:family="table-column">
      <style:table-column-properties style:column-width="2.3181in" style:rel-column-width="2269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0pt" officeooo:rsid="0009834b" officeooo:paragraph-rsid="0017e1dd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9834b" officeooo:paragraph-rsid="0017e1dd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09834b" officeooo:paragraph-rsid="0017e1dd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0b58f4" officeooo:paragraph-rsid="0017e1dd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rsid="000b58f4" officeooo:paragraph-rsid="001b2f1a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13pt" officeooo:rsid="0009834b" officeooo:paragraph-rsid="0017e1dd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7e1dd" officeooo:paragraph-rsid="0017e1dd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17e1dd" officeooo:paragraph-rsid="001ccb32" style:font-size-asian="13pt" style:font-size-complex="13pt"/>
    </style:style>
    <style:style style:name="P9" style:family="paragraph" style:parent-style-name="Standard">
      <style:text-properties officeooo:paragraph-rsid="001b2f1a"/>
    </style:style>
    <style:style style:name="P10" style:family="paragraph" style:parent-style-name="Standard">
      <style:paragraph-properties fo:text-align="center" style:justify-single-word="false"/>
      <style:text-properties fo:font-size="14pt" officeooo:rsid="000c0639" officeooo:paragraph-rsid="001b5a6b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ed3b3" officeooo:paragraph-rsid="001ed3b3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8pt" officeooo:rsid="000b58f4" officeooo:paragraph-rsid="001b2f1a" style:font-size-asian="18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ed3b3" officeooo:paragraph-rsid="001ed3b3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ed3b3" officeooo:paragraph-rsid="001ed3b3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20ca3c" officeooo:paragraph-rsid="0020ca3c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20ca3c" officeooo:paragraph-rsid="0020ca3c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270bfa" officeooo:paragraph-rsid="00270bfa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officeooo:paragraph-rsid="001ed3b3"/>
    </style:style>
    <style:style style:name="P20" style:family="paragraph" style:parent-style-name="Table_20_Contents">
      <style:paragraph-properties fo:text-align="start" style:justify-single-word="false"/>
      <style:text-properties officeooo:paragraph-rsid="0020ca3c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3pt" officeooo:rsid="0009834b" officeooo:paragraph-rsid="0017e1dd" style:font-size-asian="13pt" style:font-size-complex="13pt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3pt" officeooo:rsid="0009834b" officeooo:paragraph-rsid="001b5a6b" style:font-size-asian="13pt" style:font-size-complex="13pt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3pt" officeooo:rsid="0009834b" officeooo:paragraph-rsid="001963cf" style:font-size-asian="13pt" style:font-size-complex="13pt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3pt" officeooo:rsid="0009834b" officeooo:paragraph-rsid="001ccb32" style:font-size-asian="13pt" style:font-size-complex="13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3pt" officeooo:rsid="0017e1dd" officeooo:paragraph-rsid="0017e1dd" style:font-size-asian="13pt" style:font-size-complex="13pt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3pt" officeooo:rsid="0017e1dd" officeooo:paragraph-rsid="001ccb32" style:font-size-asian="13pt" style:font-size-complex="13pt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3pt" officeooo:rsid="0017e1dd" officeooo:paragraph-rsid="001963cf" style:font-size-asian="13pt" style:font-size-complex="13pt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3pt" officeooo:rsid="0017e1dd" officeooo:paragraph-rsid="0017e1dd" style:font-size-asian="13pt" style:font-size-complex="13pt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1ccb32"/>
    </style:style>
    <style:style style:name="P30" style:family="paragraph" style:parent-style-name="Standard">
      <style:paragraph-properties fo:text-align="center" style:justify-single-word="false"/>
      <style:text-properties fo:font-size="14pt" officeooo:rsid="000c0639" officeooo:paragraph-rsid="001b5a6b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4pt" officeooo:rsid="000c0639" officeooo:paragraph-rsid="00285d9f" style:font-size-asian="14pt" style:font-size-complex="14pt"/>
    </style:style>
    <style:style style:name="P32" style:family="paragraph" style:parent-style-name="Table_20_Contents" style:list-style-name="L4">
      <style:paragraph-properties fo:text-align="start" style:justify-single-word="false"/>
      <style:text-properties fo:font-size="13pt" officeooo:rsid="000b58f4" officeooo:paragraph-rsid="001b2f1a" style:font-size-asian="11.3500003814697pt" style:font-size-complex="13pt"/>
    </style:style>
    <style:style style:name="P33" style:family="paragraph" style:parent-style-name="Table_20_Contents" style:list-style-name="L4">
      <style:paragraph-properties fo:text-align="start" style:justify-single-word="false"/>
      <style:text-properties officeooo:paragraph-rsid="001b2f1a"/>
    </style:style>
    <style:style style:name="P34" style:family="paragraph" style:parent-style-name="Table_20_Contents">
      <style:paragraph-properties fo:text-align="start" style:justify-single-word="false"/>
      <style:text-properties officeooo:paragraph-rsid="00285d9f"/>
    </style:style>
    <style:style style:name="P35" style:family="paragraph" style:parent-style-name="Table_20_Contents">
      <style:paragraph-properties fo:text-align="start" style:justify-single-word="false"/>
      <style:text-properties officeooo:paragraph-rsid="00297a18"/>
    </style:style>
    <style:style style:name="P36" style:family="paragraph" style:parent-style-name="Table_20_Contents">
      <style:paragraph-properties fo:text-align="start" style:justify-single-word="false"/>
      <style:text-properties officeooo:paragraph-rsid="002d492a"/>
    </style:style>
    <style:style style:name="P37" style:family="paragraph" style:parent-style-name="Table_20_Contents">
      <style:paragraph-properties fo:text-align="center" style:justify-single-word="false"/>
      <style:text-properties fo:font-size="14pt" officeooo:paragraph-rsid="00285d9f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1ed3b3" officeooo:paragraph-rsid="00285d9f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1ed3b3" officeooo:paragraph-rsid="00285d9f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20ca3c" officeooo:paragraph-rsid="00285d9f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285d9f" officeooo:paragraph-rsid="00285d9f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297a18" officeooo:paragraph-rsid="00297a18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font-size="14pt" officeooo:rsid="002d492a" officeooo:paragraph-rsid="002d492a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2e87e2" officeooo:paragraph-rsid="002e87e2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3064c3" officeooo:paragraph-rsid="003064c3" style:font-size-asian="14pt" style:font-size-complex="14pt"/>
    </style:style>
    <style:style style:name="T1" style:family="text">
      <style:text-properties officeooo:rsid="0017e1dd"/>
    </style:style>
    <style:style style:name="T2" style:family="text">
      <style:text-properties fo:font-size="13pt" officeooo:rsid="0017e1dd" style:font-size-asian="13pt" style:font-size-complex="13pt"/>
    </style:style>
    <style:style style:name="T3" style:family="text">
      <style:text-properties fo:font-size="13pt" officeooo:rsid="001ccb32" style:font-size-asian="13pt" style:font-size-complex="13pt"/>
    </style:style>
    <style:style style:name="T4" style:family="text">
      <style:text-properties fo:font-size="13pt" officeooo:rsid="000b58f4" style:font-size-asian="11.3500003814697pt" style:font-size-complex="13pt"/>
    </style:style>
    <style:style style:name="T5" style:family="text">
      <style:text-properties fo:font-size="13pt" officeooo:rsid="001ccb32" style:font-size-asian="11.3500003814697pt" style:font-size-complex="13pt"/>
    </style:style>
    <style:style style:name="T6" style:family="text">
      <style:text-properties officeooo:rsid="001963cf"/>
    </style:style>
    <style:style style:name="T7" style:family="text">
      <style:text-properties officeooo:rsid="000c0639"/>
    </style:style>
    <style:style style:name="T8" style:family="text">
      <style:text-properties officeooo:rsid="001b5a6b"/>
    </style:style>
    <style:style style:name="T9" style:family="text">
      <style:text-properties officeooo:rsid="001ccb32"/>
    </style:style>
    <style:style style:name="T10" style:family="text">
      <style:text-properties fo:font-size="14pt" officeooo:rsid="001ed3b3" style:font-size-asian="14pt" style:font-size-complex="14pt"/>
    </style:style>
    <style:style style:name="T11" style:family="text">
      <style:text-properties fo:font-size="14pt" officeooo:rsid="0020ca3c" style:font-size-asian="14pt" style:font-size-complex="14pt"/>
    </style:style>
    <style:style style:name="T12" style:family="text">
      <style:text-properties fo:font-size="14pt" officeooo:rsid="00285d9f" style:font-size-asian="14pt" style:font-size-complex="14pt"/>
    </style:style>
    <style:style style:name="T13" style:family="text">
      <style:text-properties fo:font-size="14pt" officeooo:rsid="00297a18" style:font-size-asian="14pt" style:font-size-complex="14pt"/>
    </style:style>
    <style:style style:name="T14" style:family="text">
      <style:text-properties fo:font-size="14pt" officeooo:rsid="002d492a" style:font-size-asian="14pt" style:font-size-complex="14pt"/>
    </style:style>
    <style:style style:name="T15" style:family="text">
      <style:text-properties fo:font-size="14pt" officeooo:rsid="002b4d8a" style:font-size-asian="14pt" style:font-size-complex="14pt"/>
    </style:style>
    <style:style style:name="T16" style:family="text">
      <style:text-properties officeooo:rsid="002259d8"/>
    </style:style>
    <style:style style:name="T17" style:family="text">
      <style:text-properties officeooo:rsid="00285d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rator <text:span text:style-name="T1">7-9</text:span></text:p>
      <text:p text:style-name="P2">Gestiune laboratoare studenți</text:p>
      <text:p text:style-name="P3"/>
      <text:p text:style-name="P3">Enunţ</text:p>
      <text:p text:style-name="P3"/>
      <text:p text:style-name="P6">Scrieți o aplicație pentru gestiunea notelor și a problemelor de laborator pentru o disciplină. </text:p>
      <text:p text:style-name="P6">Aplicația gestionează:</text:p>
      <text:list xml:id="list4034955136" text:style-name="L1">
        <text:list-item>
          <text:p text:style-name="P21">studenți: <text:span text:style-name="T1">&lt;studentID&gt;, &lt;nume&gt;, &lt;grupa&gt;</text:span></text:p>
        </text:list-item>
        <text:list-item>
          <text:p text:style-name="P25">problemă laborator: &lt;număr laborator_număr_problemă&gt;, &lt;descriere&gt;, &lt;deadline&gt;</text:p>
        </text:list-item>
      </text:list>
      <text:p text:style-name="P8">Creați o aplicație care permite:  </text:p>
      <text:list xml:id="list2671864133" text:style-name="L2">
        <text:list-item>
          <text:p text:style-name="P26">gestionarea listei de studenți si listei de discipline.  </text:p>
        </text:list-item>
        <text:list-item>
          <text:p text:style-name="P26">adaugă, șterge, modifică, lista de studenți, listă de discipline  </text:p>
        </text:list-item>
        <text:list-item>
          <text:p text:style-name="P26">căutare student, cautarea de disciplină.  </text:p>
        </text:list-item>
        <text:list-item>
          <text:p text:style-name="P29"><text:span text:style-name="T3">a</text:span><text:span text:style-name="T2">signare de note la un student și o disciplină  </text:span></text:p>
        </text:list-item>
        <text:list-item>
          <text:p text:style-name="P29"><text:span text:style-name="T3">c</text:span><text:span text:style-name="T2">reare de statistici:  </text:span></text:p>
          <text:list>
            <text:list-item>
              <text:p text:style-name="P26">lista de studenți și notele lor la o disciplină dată, ordonat: alfabetic după nume, după notă.  </text:p>
            </text:list-item>
            <text:list-item>
              <text:p text:style-name="P29"><text:span text:style-name="T3">p</text:span><text:span text:style-name="T2">rimi 20% din studenți ordonat dupa media notelor la toate disciplinele (nume și notă)</text:span></text:p>
            </text:list-item>
          </text:list>
        </text:list-item>
      </text:list>
      <text:p text:style-name="P3">Listă funcţionalităţi</text:p>
      <text:p text:style-name="P3"/>
      <text:list xml:id="list4249408614" text:style-name="L3">
        <text:list-item>
          <text:p text:style-name="P22"><text:span text:style-name="T1">F</text:span><text:span text:style-name="T6">uncţionalitatea </text:span><text:span text:style-name="T1">1: </text:span>adaugă, șterge, modifică, lista de studenți, listă de probleme</text:p>
        </text:list-item>
        <text:list-item>
          <text:p text:style-name="P23"><text:span text:style-name="T1">F</text:span><text:span text:style-name="T6">uncţionalitatea </text:span><text:span text:style-name="T9">2:</text:span><text:span text:style-name="T1"> </text:span>căutare student, căutare problemă</text:p>
        </text:list-item>
        <text:list-item>
          <text:p text:style-name="P24"><text:span text:style-name="T1">F</text:span><text:span text:style-name="T6">uncţionalitatea </text:span><text:span text:style-name="T9">3</text:span><text:span text:style-name="T1">: </text:span><text:span text:style-name="T9">a</text:span><text:span text:style-name="T1">signare de note la un student și o disciplină</text:span></text:p>
        </text:list-item>
        <text:list-item>
          <text:p text:style-name="P27">F<text:span text:style-name="T6">uncţionalitatea </text:span><text:span text:style-name="T9">4</text:span>: creare statistici:</text:p>
          <text:list>
            <text:list-item>
              <text:p text:style-name="P28">lista de studenți și notele lor la o disciplină dată, ordonat: alfabetic după nume, după notă</text:p>
            </text:list-item>
            <text:list-item>
              <text:p text:style-name="P28">Primi 20% din studenți ordonat dupa media notelor la toate disciplinele (nume și notă)</text:p>
            </text:list-item>
          </text:list>
        </text:list-item>
      </text:list>
      <text:p text:style-name="P7"/>
      <text:p text:style-name="P4">Planul de iteraţii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Iteraţia 1</text:p>
          </table:table-cell>
          <table:table-cell table:style-name="Table1.B1" office:value-type="string">
            <text:list xml:id="list2393798090" text:style-name="L4">
              <text:list-item>
                <text:p text:style-name="P32">Funcţionalitatea <text:span text:style-name="T9">1</text:span></text:p>
              </text:list-item>
            </text:list>
          </table:table-cell>
        </table:table-row>
        <table:table-row table:style-name="TableLine94866062112320">
          <table:table-cell table:style-name="Table1.A2" office:value-type="string">
            <text:p text:style-name="P12">Iteraţia <text:span text:style-name="T7">2</text:span></text:p>
          </table:table-cell>
          <table:table-cell table:style-name="Table1.B2" office:value-type="string">
            <text:list xml:id="list190604893411722" text:continue-numbering="true" text:style-name="L4">
              <text:list-item>
                <text:p text:style-name="P33"><text:span text:style-name="T4">Funcţionalitatea </text:span><text:span text:style-name="T5">2</text:span></text:p>
              </text:list-item>
              <text:list-item>
                <text:p text:style-name="P33"><text:span text:style-name="T4">Funcţionalitatea </text:span><text:span text:style-name="T5">3</text:span></text:p>
              </text:list-item>
            </text:list>
          </table:table-cell>
        </table:table-row>
        <table:table-row table:style-name="TableLine94866062113600">
          <table:table-cell table:style-name="Table1.A2" office:value-type="string">
            <text:p text:style-name="P12">Iteraţia <text:span text:style-name="T7">3</text:span></text:p>
          </table:table-cell>
          <table:table-cell table:style-name="Table1.B2" office:value-type="string">
            <text:list xml:id="list190605943115668" text:continue-numbering="true" text:style-name="L4">
              <text:list-item>
                <text:p text:style-name="P33"><text:span text:style-name="T4">Funcţionalitatea </text:span><text:span text:style-name="T5">4</text:span></text:p>
              </text:list-item>
            </text:list>
          </table:table-cell>
        </table:table-row>
      </table:table>
      <text:p text:style-name="P9"/>
      <text:p text:style-name="P10"/>
      <text:p text:style-name="P10"><text:soft-page-break/>Scenariu de rulare pentru funcţionalitatea <text:span text:style-name="T8">1 </text:span><text:span text:style-name="T16">şi 2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866062118768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>Utilizator</text:p>
          </table:table-cell>
          <table:table-cell table:style-name="Table2.A1" office:value-type="string">
            <text:p text:style-name="P14">Program</text:p>
          </table:table-cell>
          <table:table-cell table:style-name="Table2.D1" office:value-type="string">
            <text:p text:style-name="P14">Descriere</text:p>
          </table:table-cell>
        </table:table-row>
        <table:table-row table:style-name="TableLine94866062222416">
          <table:table-cell table:style-name="Table2.A2" office:value-type="string">
            <text:p text:style-name="P14">a</text:p>
          </table:table-cell>
          <table:table-cell table:style-name="Table2.A2" office:value-type="string">
            <text:p text:style-name="P15">add student</text:p>
          </table:table-cell>
          <table:table-cell table:style-name="Table2.A2" office:value-type="string">
            <text:p text:style-name="P15">id:</text:p>
            <text:p text:style-name="P15">name:</text:p>
            <text:p text:style-name="P15">group: </text:p>
          </table:table-cell>
          <table:table-cell table:style-name="Table2.D2" office:value-type="string">
            <text:p text:style-name="P15">Se tratează cazul de adăugare student in repo-ul de studenţi</text:p>
          </table:table-cell>
        </table:table-row>
        <table:table-row table:style-name="TableLine94866062224944">
          <table:table-cell table:style-name="Table2.A2" office:value-type="string">
            <text:p text:style-name="P14">b</text:p>
          </table:table-cell>
          <table:table-cell table:style-name="Table2.A2" office:value-type="string">
            <text:p text:style-name="P15">0</text:p>
            <text:p text:style-name="P15">Eric</text:p>
            <text:p text:style-name="P15">217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5">Se adaugă studentul in repo</text:p>
          </table:table-cell>
        </table:table-row>
        <table:table-row table:style-name="TableLine94866062225856">
          <table:table-cell table:style-name="Table2.A2" office:value-type="string">
            <text:p text:style-name="P14">c</text:p>
          </table:table-cell>
          <table:table-cell table:style-name="Table2.A2" office:value-type="string">
            <text:p text:style-name="P15">add student</text:p>
          </table:table-cell>
          <table:table-cell table:style-name="Table2.A2" office:value-type="string">
            <text:p text:style-name="P15">id:</text:p>
            <text:p text:style-name="P15">name:</text:p>
            <text:p text:style-name="P15">group: </text:p>
          </table:table-cell>
          <table:table-cell table:style-name="Table2.D2" office:value-type="string">
            <text:p text:style-name="P15">Se tratează cazul de adăugare student in repo-ul de studenţi</text:p>
          </table:table-cell>
        </table:table-row>
        <table:table-row table:style-name="TableLine94866062226816">
          <table:table-cell table:style-name="Table2.A2" office:value-type="string">
            <text:p text:style-name="P14">d</text:p>
          </table:table-cell>
          <table:table-cell table:style-name="Table2.A2" office:value-type="string">
            <text:p text:style-name="P15">0</text:p>
            <text:p text:style-name="P15">Mircea</text:p>
            <text:p text:style-name="P15">512</text:p>
          </table:table-cell>
          <table:table-cell table:style-name="Table2.A2" office:value-type="string">
            <text:p text:style-name="P15">“existent id!”</text:p>
          </table:table-cell>
          <table:table-cell table:style-name="Table2.D2" office:value-type="string">
            <text:p text:style-name="P15">Aruncă un mesaj, semnalând că deja există</text:p>
            <text:p text:style-name="P15">un student cu id-ul dorit in repo</text:p>
          </table:table-cell>
        </table:table-row>
        <table:table-row table:style-name="TableLine94866062227728">
          <table:table-cell table:style-name="Table2.A2" office:value-type="string">
            <text:p text:style-name="P14">e</text:p>
          </table:table-cell>
          <table:table-cell table:style-name="Table2.A2" office:value-type="string">
            <text:p text:style-name="P15">add student</text:p>
          </table:table-cell>
          <table:table-cell table:style-name="Table2.A2" office:value-type="string">
            <text:p text:style-name="P15">id:</text:p>
            <text:p text:style-name="P15">name:</text:p>
            <text:p text:style-name="P15">group: </text:p>
          </table:table-cell>
          <table:table-cell table:style-name="Table2.D2" office:value-type="string">
            <text:p text:style-name="P15">Se tratează cazul de adăugare student in repo-ul de studenţi</text:p>
          </table:table-cell>
        </table:table-row>
        <table:table-row table:style-name="TableLine94866062228592">
          <table:table-cell table:style-name="Table2.A2" office:value-type="string">
            <text:p text:style-name="P14">f</text:p>
          </table:table-cell>
          <table:table-cell table:style-name="Table2.A2" office:value-type="string">
            <text:p text:style-name="P15">1</text:p>
            <text:p text:style-name="P15">Mircea</text:p>
            <text:p text:style-name="P15">512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5">Se adaugă studentul in repo</text:p>
          </table:table-cell>
        </table:table-row>
        <table:table-row table:style-name="TableLine94866062229664">
          <table:table-cell table:style-name="Table2.A2" office:value-type="string">
            <text:p text:style-name="P14">g</text:p>
          </table:table-cell>
          <table:table-cell table:style-name="Table2.A2" office:value-type="string">
            <text:p text:style-name="P15">delete student</text:p>
          </table:table-cell>
          <table:table-cell table:style-name="Table2.A2" office:value-type="string">
            <text:p text:style-name="P15">id:</text:p>
          </table:table-cell>
          <table:table-cell table:style-name="Table2.D2" office:value-type="string">
            <text:p text:style-name="P15">Se tratează cazul de ştergere a unui student din repo</text:p>
          </table:table-cell>
        </table:table-row>
        <table:table-row table:style-name="TableLine94866062230736">
          <table:table-cell table:style-name="Table2.A2" office:value-type="string">
            <text:p text:style-name="P14">h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5">Se şterge studentul cu id-ul 0</text:p>
          </table:table-cell>
        </table:table-row>
        <table:table-row table:style-name="TableLine94866062231728">
          <table:table-cell table:style-name="Table2.A2" office:value-type="string">
            <text:p text:style-name="P14">i</text:p>
          </table:table-cell>
          <table:table-cell table:style-name="Table2.A2" office:value-type="string">
            <text:p text:style-name="P15">modify student name</text:p>
          </table:table-cell>
          <table:table-cell table:style-name="Table2.A2" office:value-type="string">
            <text:p text:style-name="P15">id:</text:p>
            <text:p text:style-name="P15">name:</text:p>
          </table:table-cell>
          <table:table-cell table:style-name="Table2.D2" office:value-type="string">
            <text:p text:style-name="P15">Se tratează cazul în care trebuie să modificăm doar numele de la studentul cu id-ul dorit</text:p>
          </table:table-cell>
        </table:table-row>
        <table:table-row table:style-name="TableLine94866062232800">
          <table:table-cell table:style-name="Table2.A2" office:value-type="string">
            <text:p text:style-name="P14">j</text:p>
          </table:table-cell>
          <table:table-cell table:style-name="Table2.A2" office:value-type="string">
            <text:p text:style-name="P17">0</text:p>
            <text:p text:style-name="P15">Mike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5">Se schimbă numele studentului dorit</text:p>
          </table:table-cell>
        </table:table-row>
        <table:table-row table:style-name="TableLine94866062233872">
          <table:table-cell table:style-name="Table2.A2" office:value-type="string">
            <text:p text:style-name="P14">k</text:p>
          </table:table-cell>
          <table:table-cell table:style-name="Table2.A2" office:value-type="string">
            <text:p text:style-name="P15">add lab problem</text:p>
          </table:table-cell>
          <table:table-cell table:style-name="Table2.A2" office:value-type="string">
            <text:p text:style-name="P15">lab:</text:p>
            <text:p text:style-name="P15">problem:</text:p>
            <text:p text:style-name="P15">description:</text:p>
            <text:p text:style-name="P15">deadline (day month year):</text:p>
          </table:table-cell>
          <table:table-cell table:style-name="Table2.D2" office:value-type="string">
            <text:p text:style-name="P15">Se tratează cazul de adăugare a unui probleme de laborator în repo-ul aferent</text:p>
          </table:table-cell>
        </table:table-row>
        <table:table-row table:style-name="TableLine94866062234944">
          <table:table-cell table:style-name="Table2.A2" office:value-type="string">
            <text:p text:style-name="P14">l</text:p>
          </table:table-cell>
          <table:table-cell table:style-name="Table2.A2" office:value-type="string">
            <text:p text:style-name="P15">6</text:p>
            <text:p text:style-name="P15">9</text:p>
            <text:p text:style-name="P15">Şterge baza de date</text:p>
            <text:p text:style-name="P15">14 02 2021</text:p>
          </table:table-cell>
          <table:table-cell table:style-name="Table2.A2" office:value-type="string">
            <text:p text:style-name="P15">Invalid deadline!</text:p>
          </table:table-cell>
          <table:table-cell table:style-name="Table2.D2" office:value-type="string">
            <text:p text:style-name="P15">Aruncă un mesaj, semnalând că deadline-ul pentru laboratul este unul invalid</text:p>
          </table:table-cell>
        </table:table-row>
        <text:soft-page-break/>
        <table:table-row table:style-name="TableLine94866062236016">
          <table:table-cell table:style-name="Table2.A2" office:value-type="string">
            <text:p text:style-name="P14">m</text:p>
          </table:table-cell>
          <table:table-cell table:style-name="Table2.A2" office:value-type="string">
            <text:p text:style-name="P15">add lab problem</text:p>
          </table:table-cell>
          <table:table-cell table:style-name="Table2.A2" office:value-type="string">
            <text:p text:style-name="P15">lab:</text:p>
            <text:p text:style-name="P15">problem:</text:p>
            <text:p text:style-name="P15">description:</text:p>
            <text:p text:style-name="P15">deadline (day month year):</text:p>
          </table:table-cell>
          <table:table-cell table:style-name="Table2.D2" office:value-type="string">
            <text:p text:style-name="P15">Se tratează cazul de adăugare a unui probleme de laborator în repo-ul aferent</text:p>
          </table:table-cell>
        </table:table-row>
        <table:table-row table:style-name="TableLine94866062237088">
          <table:table-cell table:style-name="Table2.A2" office:value-type="string">
            <text:p text:style-name="P14">n</text:p>
          </table:table-cell>
          <table:table-cell table:style-name="Table2.A2" office:value-type="string">
            <text:p text:style-name="P15">6</text:p>
            <text:p text:style-name="P15">9</text:p>
            <text:p text:style-name="P15">Şterge baza de date</text:p>
            <text:p text:style-name="P15">14 02 2022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5">Se adaugă problema de laborator în repo-ul de probleme de laborator</text:p>
          </table:table-cell>
        </table:table-row>
        <table:table-row table:style-name="TableLine94866062238160">
          <table:table-cell table:style-name="Table2.A2" office:value-type="string">
            <text:p text:style-name="P14">o</text:p>
          </table:table-cell>
          <table:table-cell table:style-name="Table2.A2" office:value-type="string">
            <text:p text:style-name="P15">add lab problem</text:p>
          </table:table-cell>
          <table:table-cell table:style-name="Table2.A2" office:value-type="string">
            <text:p text:style-name="P15">lab:</text:p>
            <text:p text:style-name="P15">problem:</text:p>
            <text:p text:style-name="P15">description:</text:p>
            <text:p text:style-name="P15">deadline (day month year):</text:p>
          </table:table-cell>
          <table:table-cell table:style-name="Table2.D2" office:value-type="string">
            <text:p text:style-name="P15">Se tratează cazul de adăugare a unui probleme de laborator în repo-ul aferent</text:p>
          </table:table-cell>
        </table:table-row>
        <table:table-row table:style-name="TableLine94866062239232">
          <table:table-cell table:style-name="Table2.A2" office:value-type="string">
            <text:p text:style-name="P14">p</text:p>
          </table:table-cell>
          <table:table-cell table:style-name="Table2.A2" office:value-type="string">
            <text:p text:style-name="P15">2</text:p>
            <text:p text:style-name="P15">10</text:p>
            <text:p text:style-name="P15">Şterge baza de date</text:p>
            <text:p text:style-name="P15">21 03 2022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5">Se adaugă problema de laborator în repo-ul de probleme de laborator</text:p>
          </table:table-cell>
        </table:table-row>
        <table:table-row table:style-name="TableLine94866062240304">
          <table:table-cell table:style-name="Table2.A2" office:value-type="string">
            <text:p text:style-name="P14">q</text:p>
          </table:table-cell>
          <table:table-cell table:style-name="Table2.A2" office:value-type="string">
            <text:p text:style-name="P15">delete lab problem</text:p>
          </table:table-cell>
          <table:table-cell table:style-name="Table2.A2" office:value-type="string">
            <text:p text:style-name="P11">lab:</text:p>
            <text:p text:style-name="P15">problem:</text:p>
          </table:table-cell>
          <table:table-cell table:style-name="Table2.D2" office:value-type="string">
            <text:p text:style-name="P15">Se tratează cazul de ştergere a unui probleme din repo-ul de problem de laborator</text:p>
          </table:table-cell>
        </table:table-row>
        <table:table-row table:style-name="TableLine94866062241376"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5">6</text:p>
            <text:p text:style-name="P15">9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5">Se şterge problema de laborator cu datele specificate</text:p>
          </table:table-cell>
        </table:table-row>
        <table:table-row table:style-name="TableLine94866062242448">
          <table:table-cell table:style-name="Table2.A2" office:value-type="string">
            <text:p text:style-name="P14">s</text:p>
          </table:table-cell>
          <table:table-cell table:style-name="Table2.A2" office:value-type="string">
            <text:p text:style-name="P15">Modify lab problem description deadline</text:p>
          </table:table-cell>
          <table:table-cell table:style-name="Table2.A2" office:value-type="string">
            <text:p text:style-name="P15">lab:</text:p>
            <text:p text:style-name="P15">problem:</text:p>
            <text:p text:style-name="P15">description:</text:p>
            <text:p text:style-name="P15">deadline (day month year):</text:p>
          </table:table-cell>
          <table:table-cell table:style-name="Table2.D2" office:value-type="string">
            <text:p text:style-name="P15">Se tratează cazul în care trebuie să schimbăm descrierea şi deadline-ul unei probleme de laborator dorite</text:p>
          </table:table-cell>
        </table:table-row>
        <table:table-row table:style-name="TableLine94866062243520">
          <table:table-cell table:style-name="Table2.A2" office:value-type="string">
            <text:p text:style-name="P14">t</text:p>
          </table:table-cell>
          <table:table-cell table:style-name="Table2.A2" office:value-type="string">
            <text:p text:style-name="P15">2</text:p>
            <text:p text:style-name="P15">10</text:p>
            <text:p text:style-name="P15">Să se refacă baza de date</text:p>
            <text:p text:style-name="P15">25 03 2022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5">Se modifică problema de laborator cu datele specificate</text:p>
          </table:table-cell>
        </table:table-row>
        <table:table-row table:style-name="TableLine94866062244592">
          <table:table-cell table:style-name="Table2.A2" office:value-type="string">
            <text:p text:style-name="P16">u</text:p>
          </table:table-cell>
          <table:table-cell table:style-name="Table2.A2" office:value-type="string">
            <text:p text:style-name="P17">search student</text:p>
          </table:table-cell>
          <table:table-cell table:style-name="Table2.A2" office:value-type="string">
            <text:p text:style-name="P17">id: </text:p>
          </table:table-cell>
          <table:table-cell table:style-name="Table2.D2" office:value-type="string">
            <text:p text:style-name="P19"><text:span text:style-name="T10">Se tratează cazul în care trebuie să </text:span><text:span text:style-name="T11">căutăm un student în memorie</text:span></text:p>
          </table:table-cell>
        </table:table-row>
        <table:table-row table:style-name="TableLine94866062245664">
          <table:table-cell table:style-name="Table2.A2" office:value-type="string">
            <text:p text:style-name="P16">v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name: Mircea</text:p>
            <text:p text:style-name="P17">group: 512</text:p>
          </table:table-cell>
          <table:table-cell table:style-name="Table2.D2" office:value-type="string">
            <text:p text:style-name="P17">Se afişeză datele studentului cerut</text:p>
          </table:table-cell>
        </table:table-row>
        <table:table-row table:style-name="TableLine94866062246736">
          <table:table-cell table:style-name="Table2.A2" office:value-type="string">
            <text:p text:style-name="P16">x</text:p>
          </table:table-cell>
          <table:table-cell table:style-name="Table2.A2" office:value-type="string">
            <text:p text:style-name="P17">search lab problem</text:p>
          </table:table-cell>
          <table:table-cell table:style-name="Table2.A2" office:value-type="string">
            <text:p text:style-name="P17">lab:</text:p>
            <text:p text:style-name="P17">problem:</text:p>
          </table:table-cell>
          <table:table-cell table:style-name="Table2.D2" office:value-type="string">
            <text:p text:style-name="P19"><text:span text:style-name="T10">Se tratează cazul în care trebuie să </text:span><text:span text:style-name="T11">căutăm o problemă de laborator în memorie</text:span></text:p>
          </table:table-cell>
        </table:table-row>
        <text:soft-page-break/>
        <table:table-row table:style-name="TableLine94866062247808">
          <table:table-cell table:style-name="Table2.A2" office:value-type="string">
            <text:p text:style-name="P18">y</text:p>
          </table:table-cell>
          <table:table-cell table:style-name="Table2.A2" office:value-type="string">
            <text:p text:style-name="P17">2</text:p>
            <text:p text:style-name="P17">10</text:p>
          </table:table-cell>
          <table:table-cell table:style-name="Table2.A2" office:value-type="string">
            <text:p text:style-name="P20"><text:span text:style-name="T11">description: </text:span><text:span text:style-name="T10">Să se refacă baza de date</text:span></text:p>
            <text:p text:style-name="P17">deadline: 25 03 2022</text:p>
          </table:table-cell>
          <table:table-cell table:style-name="Table2.D2" office:value-type="string">
            <text:p text:style-name="P17">Se afişeză datele studentului cerut</text:p>
          </table:table-cell>
        </table:table-row>
      </table:table>
      <text:p text:style-name="P10"/>
      <text:p text:style-name="P10"/>
      <text:p text:style-name="P10"/>
      <text:p text:style-name="P10"/>
      <text:p text:style-name="P31">Scenariu de rulare pentru funcţionalitatea <text:span text:style-name="T17">3 şi 4</text:span>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66011886080"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8">Utilizator</text:p>
          </table:table-cell>
          <table:table-cell table:style-name="Table3.A1" office:value-type="string">
            <text:p text:style-name="P38">Program</text:p>
          </table:table-cell>
          <table:table-cell table:style-name="Table3.D1" office:value-type="string">
            <text:p text:style-name="P38">Descriere</text:p>
          </table:table-cell>
        </table:table-row>
        <table:table-row table:style-name="TableLine94866014136896">
          <table:table-cell table:style-name="Table3.A2" office:value-type="string">
            <text:p text:style-name="P38">a</text:p>
          </table:table-cell>
          <table:table-cell table:style-name="Table3.A2" office:value-type="string">
            <text:p text:style-name="P39">add student</text:p>
          </table:table-cell>
          <table:table-cell table:style-name="Table3.A2" office:value-type="string">
            <text:p text:style-name="P39">id:</text:p>
            <text:p text:style-name="P39">name:</text:p>
            <text:p text:style-name="P39">group: </text:p>
          </table:table-cell>
          <table:table-cell table:style-name="Table3.D2" office:value-type="string">
            <text:p text:style-name="P39">Se tratează cazul de adăugare student in repo-ul de studenţi</text:p>
          </table:table-cell>
        </table:table-row>
        <table:table-row table:style-name="TableLine94866092408848">
          <table:table-cell table:style-name="Table3.A2" office:value-type="string">
            <text:p text:style-name="P38">b</text:p>
          </table:table-cell>
          <table:table-cell table:style-name="Table3.A2" office:value-type="string">
            <text:p text:style-name="P39">0</text:p>
            <text:p text:style-name="P39">Eric</text:p>
            <text:p text:style-name="P39">217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9">Se adaugă studentul in repo</text:p>
          </table:table-cell>
        </table:table-row>
        <table:table-row table:style-name="TableLine94866082002624">
          <table:table-cell table:style-name="Table3.A2" office:value-type="string">
            <text:p text:style-name="P38">c</text:p>
          </table:table-cell>
          <table:table-cell table:style-name="Table3.A2" office:value-type="string">
            <text:p text:style-name="P39">add student</text:p>
          </table:table-cell>
          <table:table-cell table:style-name="Table3.A2" office:value-type="string">
            <text:p text:style-name="P39">id:</text:p>
            <text:p text:style-name="P39">name:</text:p>
            <text:p text:style-name="P39">group: </text:p>
          </table:table-cell>
          <table:table-cell table:style-name="Table3.D2" office:value-type="string">
            <text:p text:style-name="P39">Se tratează cazul de adăugare student in repo-ul de studenţi</text:p>
          </table:table-cell>
        </table:table-row>
        <table:table-row table:style-name="TableLine94866062635632">
          <table:table-cell table:style-name="Table3.A2" office:value-type="string">
            <text:p text:style-name="P45">d</text:p>
          </table:table-cell>
          <table:table-cell table:style-name="Table3.A2" office:value-type="string">
            <text:p text:style-name="P39">1</text:p>
            <text:p text:style-name="P39">Mircea</text:p>
            <text:p text:style-name="P39">512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9">Se adaugă studentul in repo</text:p>
          </table:table-cell>
        </table:table-row>
        <table:table-row table:style-name="TableLine94866090692336">
          <table:table-cell table:style-name="Table3.A2" office:value-type="string">
            <text:p text:style-name="P45">e</text:p>
          </table:table-cell>
          <table:table-cell table:style-name="Table3.A2" office:value-type="string">
            <text:p text:style-name="P39">add lab problem</text:p>
          </table:table-cell>
          <table:table-cell table:style-name="Table3.A2" office:value-type="string">
            <text:p text:style-name="P39">lab:</text:p>
            <text:p text:style-name="P39">problem:</text:p>
            <text:p text:style-name="P39">description:</text:p>
            <text:p text:style-name="P39">deadline (day month year):</text:p>
          </table:table-cell>
          <table:table-cell table:style-name="Table3.D2" office:value-type="string">
            <text:p text:style-name="P39">Se tratează cazul de adăugare a unui probleme de laborator în repo-ul aferent</text:p>
          </table:table-cell>
        </table:table-row>
        <table:table-row table:style-name="TableLine94866063850336">
          <table:table-cell table:style-name="Table3.A2" office:value-type="string">
            <text:p text:style-name="P45">f</text:p>
          </table:table-cell>
          <table:table-cell table:style-name="Table3.A2" office:value-type="string">
            <text:p text:style-name="P39">6</text:p>
            <text:p text:style-name="P39">9</text:p>
            <text:p text:style-name="P39">Şterge baza de date</text:p>
            <text:p text:style-name="P39">14 02 2021</text:p>
          </table:table-cell>
          <table:table-cell table:style-name="Table3.A2" office:value-type="string">
            <text:p text:style-name="P39">Invalid deadline!</text:p>
          </table:table-cell>
          <table:table-cell table:style-name="Table3.D2" office:value-type="string">
            <text:p text:style-name="P39">Aruncă un mesaj, semnalând că deadline-ul pentru laboratul este unul invalid</text:p>
          </table:table-cell>
        </table:table-row>
        <table:table-row table:style-name="TableLine94866091463360">
          <table:table-cell table:style-name="Table3.A2" office:value-type="string">
            <text:p text:style-name="P45">g</text:p>
          </table:table-cell>
          <table:table-cell table:style-name="Table3.A2" office:value-type="string">
            <text:p text:style-name="P39">add lab problem</text:p>
          </table:table-cell>
          <table:table-cell table:style-name="Table3.A2" office:value-type="string">
            <text:p text:style-name="P39">lab:</text:p>
            <text:p text:style-name="P39">problem:</text:p>
            <text:p text:style-name="P39">description:</text:p>
            <text:p text:style-name="P39">deadline (day month year):</text:p>
          </table:table-cell>
          <table:table-cell table:style-name="Table3.D2" office:value-type="string">
            <text:p text:style-name="P39">Se tratează cazul de adăugare a unui probleme de laborator în repo-ul aferent</text:p>
          </table:table-cell>
        </table:table-row>
        <table:table-row table:style-name="TableLine94866091329104">
          <table:table-cell table:style-name="Table3.A2" office:value-type="string">
            <text:p text:style-name="P45">h</text:p>
          </table:table-cell>
          <table:table-cell table:style-name="Table3.A2" office:value-type="string">
            <text:p text:style-name="P39">2</text:p>
            <text:p text:style-name="P39">10</text:p>
            <text:p text:style-name="P39">Şterge baza de date</text:p>
            <text:p text:style-name="P39">21 03 2022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9">Se adaugă problema de laborator în repo-ul de probleme de laborator</text:p>
          </table:table-cell>
        </table:table-row>
        <table:table-row table:style-name="TableLine94866091684256">
          <table:table-cell table:style-name="Table3.A2" office:value-type="string">
            <text:p text:style-name="P45">i</text:p>
          </table:table-cell>
          <table:table-cell table:style-name="Table3.A2" office:value-type="string">
            <text:p text:style-name="P41">grade student</text:p>
          </table:table-cell>
          <table:table-cell table:style-name="Table3.A2" office:value-type="string">
            <text:p text:style-name="P41">student id:</text:p>
            <text:p text:style-name="P41">lab:</text:p>
            <text:p text:style-name="P41">problem:</text:p>
            <text:p text:style-name="P42"><text:soft-page-break/>grade:</text:p>
          </table:table-cell>
          <table:table-cell table:style-name="Table3.D2" office:value-type="string">
            <text:p text:style-name="P34"><text:span text:style-name="T10">Se tratează cazul de</text:span><text:span text:style-name="T12"> asignare a unei note unui student</text:span></text:p>
          </table:table-cell>
        </table:table-row>
        <table:table-row table:style-name="TableLine94866073329376">
          <table:table-cell table:style-name="Table3.A2" office:value-type="string">
            <text:p text:style-name="P45">j</text:p>
          </table:table-cell>
          <table:table-cell table:style-name="Table3.A2" office:value-type="string">
            <text:p text:style-name="P41">1</text:p>
            <text:p text:style-name="P41">2</text:p>
            <text:p text:style-name="P41">10</text:p>
            <text:p text:style-name="P42">4.5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41">Se adugă nota în repo</text:p>
          </table:table-cell>
        </table:table-row>
        <table:table-row table:style-name="TableLine94866077240640">
          <table:table-cell table:style-name="Table3.A2" office:value-type="string">
            <text:p text:style-name="P45">k</text:p>
          </table:table-cell>
          <table:table-cell table:style-name="Table3.A2" office:value-type="string">
            <text:p text:style-name="P41">grade student</text:p>
          </table:table-cell>
          <table:table-cell table:style-name="Table3.A2" office:value-type="string">
            <text:p text:style-name="P41">student id:</text:p>
            <text:p text:style-name="P41">lab:</text:p>
            <text:p text:style-name="P41">problem:</text:p>
            <text:p text:style-name="P42">grade:</text:p>
          </table:table-cell>
          <table:table-cell table:style-name="Table3.D2" office:value-type="string">
            <text:p text:style-name="P34"><text:span text:style-name="T10">Se tratează cazul de</text:span><text:span text:style-name="T12"> asignare a unei note unui student</text:span></text:p>
          </table:table-cell>
        </table:table-row>
        <table:table-row table:style-name="TableLine94866092388480">
          <table:table-cell table:style-name="Table3.A2" office:value-type="string">
            <text:p text:style-name="P45">l</text:p>
          </table:table-cell>
          <table:table-cell table:style-name="Table3.A2" office:value-type="string">
            <text:p text:style-name="P41">1</text:p>
            <text:p text:style-name="P41">2</text:p>
            <text:p text:style-name="P42">100</text:p>
            <text:p text:style-name="P42">6.7</text:p>
          </table:table-cell>
          <table:table-cell table:style-name="Table3.A2" office:value-type="string">
            <text:p text:style-name="P35"><text:span text:style-name="T14">absent l</text:span><text:span text:style-name="T15">ab </text:span><text:span text:style-name="T13">problem!</text:span></text:p>
          </table:table-cell>
          <table:table-cell table:style-name="Table3.D2" office:value-type="string">
            <text:p text:style-name="P41"/>
          </table:table-cell>
        </table:table-row>
        <table:table-row table:style-name="TableLine94866013755136">
          <table:table-cell table:style-name="Table3.A2" office:value-type="string">
            <text:p text:style-name="P45">m</text:p>
          </table:table-cell>
          <table:table-cell table:style-name="Table3.A2" office:value-type="string">
            <text:p text:style-name="P41">grade student</text:p>
          </table:table-cell>
          <table:table-cell table:style-name="Table3.A2" office:value-type="string">
            <text:p text:style-name="P41">student id:</text:p>
            <text:p text:style-name="P41">lab:</text:p>
            <text:p text:style-name="P41">problem:</text:p>
            <text:p text:style-name="P42">grade:</text:p>
          </table:table-cell>
          <table:table-cell table:style-name="Table3.D2" office:value-type="string">
            <text:p text:style-name="P34"><text:span text:style-name="T10">Se tratează cazul de</text:span><text:span text:style-name="T12"> asignare a unei note unui student</text:span></text:p>
          </table:table-cell>
        </table:table-row>
        <table:table-row table:style-name="TableLine94866081998912">
          <table:table-cell table:style-name="Table3.A2" office:value-type="string">
            <text:p text:style-name="P45">n</text:p>
          </table:table-cell>
          <table:table-cell table:style-name="Table3.A2" office:value-type="string">
            <text:p text:style-name="P41">1</text:p>
            <text:p text:style-name="P43">6</text:p>
            <text:p text:style-name="P43">9</text:p>
            <text:p text:style-name="P43">3.4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41">Se adugă nota în repo</text:p>
          </table:table-cell>
        </table:table-row>
        <table:table-row table:style-name="TableLine94866077267184">
          <table:table-cell table:style-name="Table3.A2" office:value-type="string">
            <text:p text:style-name="P45">o</text:p>
          </table:table-cell>
          <table:table-cell table:style-name="Table3.A2" office:value-type="string">
            <text:p text:style-name="P41">grade student</text:p>
          </table:table-cell>
          <table:table-cell table:style-name="Table3.A2" office:value-type="string">
            <text:p text:style-name="P41">student id:</text:p>
            <text:p text:style-name="P41">lab:</text:p>
            <text:p text:style-name="P41">problem:</text:p>
            <text:p text:style-name="P42">grade:</text:p>
          </table:table-cell>
          <table:table-cell table:style-name="Table3.D2" office:value-type="string">
            <text:p text:style-name="P34"><text:span text:style-name="T10">Se tratează cazul de</text:span><text:span text:style-name="T12"> asignare a unei note unui student</text:span></text:p>
          </table:table-cell>
        </table:table-row>
        <table:table-row table:style-name="TableLine94866010273424">
          <table:table-cell table:style-name="Table3.A2" office:value-type="string">
            <text:p text:style-name="P45">p</text:p>
          </table:table-cell>
          <table:table-cell table:style-name="Table3.A2" office:value-type="string">
            <text:p text:style-name="P43">0</text:p>
            <text:p text:style-name="P43">2</text:p>
            <text:p text:style-name="P43">10</text:p>
            <text:p text:style-name="P43">9.8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41">Se adugă nota în repo</text:p>
          </table:table-cell>
        </table:table-row>
        <table:table-row table:style-name="TableLine94866013942400">
          <table:table-cell table:style-name="Table3.A2" office:value-type="string">
            <text:p text:style-name="P45">q</text:p>
          </table:table-cell>
          <table:table-cell table:style-name="Table3.A2" office:value-type="string">
            <text:p text:style-name="P43">statistics average</text:p>
          </table:table-cell>
          <table:table-cell table:style-name="Table3.A2" office:value-type="string">
            <text:p text:style-name="P39"/>
          </table:table-cell>
          <table:table-cell table:style-name="Table3.D2" office:value-type="string">
            <text:p text:style-name="P36"><text:span text:style-name="T14">S</text:span><text:span text:style-name="T10">e tratează cazul de</text:span><text:span text:style-name="T12"> </text:span><text:span text:style-name="T14">afişare a studenţilor care au media notelor mai mică decât 5</text:span></text:p>
          </table:table-cell>
        </table:table-row>
        <table:table-row table:style-name="TableLine94866091303472">
          <table:table-cell table:style-name="Table3.A2" office:value-type="string">
            <text:p text:style-name="P45">r</text:p>
          </table:table-cell>
          <table:table-cell table:style-name="Table3.A2" office:value-type="string">
            <text:p text:style-name="P43">Mircea: 3.95</text:p>
          </table:table-cell>
          <table:table-cell table:style-name="Table3.A2" office:value-type="string">
            <text:p text:style-name="P40"/>
          </table:table-cell>
          <table:table-cell table:style-name="Table3.D2" office:value-type="string">
            <text:p text:style-name="P40"/>
          </table:table-cell>
        </table:table-row>
        <table:table-row table:style-name="TableLine94866091280752">
          <table:table-cell table:style-name="Table3.A2" office:value-type="string">
            <text:p text:style-name="P45">s</text:p>
          </table:table-cell>
          <table:table-cell table:style-name="Table3.A2" office:value-type="string">
            <text:p text:style-name="P43">statistics lab problem</text:p>
          </table:table-cell>
          <table:table-cell table:style-name="Table3.A2" office:value-type="string">
            <text:p text:style-name="P43">lab: 2</text:p>
            <text:p text:style-name="P43">problem: 10</text:p>
          </table:table-cell>
          <table:table-cell table:style-name="Table3.D2" office:value-type="string">
            <text:p text:style-name="P36"><text:span text:style-name="T14">S</text:span><text:span text:style-name="T10">e tratează cazul de </text:span><text:span text:style-name="T14">afişare a studenţilor care au note la o problemă de laborator specificată, ordonaţi după note, nume</text:span></text:p>
          </table:table-cell>
        </table:table-row>
        <table:table-row table:style-name="TableLine94866081870096">
          <table:table-cell table:style-name="Table3.A2" office:value-type="string">
            <text:p text:style-name="P45">t</text:p>
          </table:table-cell>
          <table:table-cell table:style-name="Table3.A2" office:value-type="string">
            <text:p text:style-name="P43">Mircea: 3.4</text:p>
            <text:p text:style-name="P43">Eric: 10</text:p>
          </table:table-cell>
          <table:table-cell table:style-name="Table3.A2" office:value-type="string">
            <text:p text:style-name="P40"/>
          </table:table-cell>
          <table:table-cell table:style-name="Table3.D2" office:value-type="string">
            <text:p text:style-name="P40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4:07:19.017782573</meta:creation-date>
    <dc:date>2021-11-20T19:06:03.890702451</dc:date>
    <meta:editing-duration>PT2H16M20S</meta:editing-duration>
    <meta:editing-cycles>15</meta:editing-cycles>
    <meta:generator>LibreOffice/6.4.7.2$Linux_X86_64 LibreOffice_project/40$Build-2</meta:generator>
    <meta:document-statistic meta:table-count="3" meta:image-count="0" meta:object-count="0" meta:page-count="5" meta:paragraph-count="285" meta:word-count="957" meta:character-count="5275" meta:non-whitespace-character-count="4608"/>
  </office:meta>
</office:document-meta>
</file>